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table:style-name="ce1" office:value-type="string" calcext:value-type="string">
            <text:p>Ν. ΠΙΕΡΙΑΣ</text:p>
          </table:table-cell>
          <table:table-cell table:style-name="ce1" office:value-type="string" calcext:value-type="string">
            <text:p>N. PIERIAS</text:p>
          </table:table-cell>
          <table:table-cell office:value-type="float" office:value="22.44043" calcext:value-type="float">
            <text:p>22.44043</text:p>
          </table:table-cell>
          <table:table-cell office:value-type="float" office:value="40.26068" calcext:value-type="float">
            <text:p>40.2606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3.867" calcext:value-type="float">
            <text:p>13.867</text:p>
          </table:table-cell>
          <table:table-cell office:value-type="float" office:value="0.16162" calcext:value-type="float">
            <text:p>0.16162</text:p>
          </table:table-cell>
          <table:table-cell office:value-type="float" office:value="1" calcext:value-type="float">
            <text:p>1</text:p>
          </table:table-cell>
          <table:table-cell office:value-type="float" office:value="11.767" calcext:value-type="float">
            <text:p>11.767</text:p>
          </table:table-cell>
          <table:table-cell office:value-type="float" office:value="-0.32121" calcext:value-type="float">
            <text:p>-0.32121</text:p>
          </table:table-cell>
          <table:table-cell office:value-type="float" office:value="0" calcext:value-type="float">
            <text:p>0</text:p>
          </table:table-cell>
          <table:table-cell office:value-type="float" office:value="17.667" calcext:value-type="float">
            <text:p>17.667</text:p>
          </table:table-cell>
          <table:table-cell office:value-type="float" office:value="-0.24646" calcext:value-type="float">
            <text:p>-0.24646</text:p>
          </table:table-cell>
          <table:table-cell office:value-type="float" office:value="0" calcext:value-type="float">
            <text:p>0</text:p>
          </table:table-cell>
          <table:table-cell office:value-type="float" office:value="13.267" calcext:value-type="float">
            <text:p>13.267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1" calcext:value-type="float">
            <text:p>1</text:p>
          </table:table-cell>
          <table:table-cell office:value-type="float" office:value="14.142" calcext:value-type="float">
            <text:p>14.142</text:p>
          </table:table-cell>
          <table:table-cell office:value-type="float" office:value="0.061111" calcext:value-type="float">
            <text:p>0.06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ΙΩΑΝΝΙΝΩΝ</text:p>
          </table:table-cell>
          <table:table-cell table:style-name="ce1" office:value-type="string" calcext:value-type="string">
            <text:p>N. IOANNINON</text:p>
          </table:table-cell>
          <table:table-cell office:value-type="float" office:value="20.80804" calcext:value-type="float">
            <text:p>20.80804</text:p>
          </table:table-cell>
          <table:table-cell office:value-type="float" office:value="39.8117" calcext:value-type="float">
            <text:p>39.811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.4667" calcext:value-type="float">
            <text:p>9.4667</text:p>
          </table:table-cell>
          <table:table-cell office:value-type="float" office:value="0.31515" calcext:value-type="float">
            <text:p>0.31515</text:p>
          </table:table-cell>
          <table:table-cell office:value-type="float" office:value="1" calcext:value-type="float">
            <text:p>1</text:p>
          </table:table-cell>
          <table:table-cell office:value-type="float" office:value="10.367" calcext:value-type="float">
            <text:p>10.367</text:p>
          </table:table-cell>
          <table:table-cell office:value-type="float" office:value="0.34949" calcext:value-type="float">
            <text:p>0.34949</text:p>
          </table:table-cell>
          <table:table-cell office:value-type="float" office:value="1" calcext:value-type="float">
            <text:p>1</text:p>
          </table:table-cell>
          <table:table-cell office:value-type="float" office:value="16.167" calcext:value-type="float">
            <text:p>16.167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" calcext:value-type="float">
            <text:p>0</text:p>
          </table:table-cell>
          <table:table-cell office:value-type="float" office:value="10.317" calcext:value-type="float">
            <text:p>10.317</text:p>
          </table:table-cell>
          <table:table-cell office:value-type="float" office:value="0.18687" calcext:value-type="float">
            <text:p>0.18687</text:p>
          </table:table-cell>
          <table:table-cell office:value-type="float" office:value="0" calcext:value-type="float">
            <text:p>0</text:p>
          </table:table-cell>
          <table:table-cell office:value-type="float" office:value="11.552" calcext:value-type="float">
            <text:p>11.552</text:p>
          </table:table-cell>
          <table:table-cell office:value-type="float" office:value="0.21074" calcext:value-type="float">
            <text:p>0.2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ΠΕΛΛΑΣ</text:p>
          </table:table-cell>
          <table:table-cell table:style-name="ce1" office:value-type="string" calcext:value-type="string">
            <text:p>N. PELLAS</text:p>
          </table:table-cell>
          <table:table-cell office:value-type="float" office:value="22.13081" calcext:value-type="float">
            <text:p>22.13081</text:p>
          </table:table-cell>
          <table:table-cell office:value-type="float" office:value="40.88532" calcext:value-type="float">
            <text:p>40.8853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3.267" calcext:value-type="float">
            <text:p>13.267</text:p>
          </table:table-cell>
          <table:table-cell office:value-type="float" office:value="0.044444" calcext:value-type="float">
            <text:p>0.044444</text:p>
          </table:table-cell>
          <table:table-cell office:value-type="float" office:value="0" calcext:value-type="float">
            <text:p>0</text:p>
          </table:table-cell>
          <table:table-cell office:value-type="float" office:value="10.15" calcext:value-type="float">
            <text:p>10.15</text:p>
          </table:table-cell>
          <table:table-cell office:value-type="float" office:value="0.035354" calcext:value-type="float">
            <text:p>0.035354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.6</text:p>
          </table:table-cell>
          <table:table-cell office:value-type="float" office:value="-0.91717" calcext:value-type="float">
            <text:p>-0.91717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0.32929" calcext:value-type="float">
            <text:p>0.32929</text:p>
          </table:table-cell>
          <table:table-cell office:value-type="float" office:value="1" calcext:value-type="float">
            <text:p>1</text:p>
          </table:table-cell>
          <table:table-cell office:value-type="float" office:value="12.465" calcext:value-type="float">
            <text:p>12.465</text:p>
          </table:table-cell>
          <table:table-cell office:value-type="float" office:value="-0.12994" calcext:value-type="float">
            <text:p>-0.1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ΕΥΡΥΤΑΝΙΑΣ</text:p>
          </table:table-cell>
          <table:table-cell table:style-name="ce1" office:value-type="string" calcext:value-type="string">
            <text:p>N. EVRYTANIAS</text:p>
          </table:table-cell>
          <table:table-cell office:value-type="float" office:value="21.67612" calcext:value-type="float">
            <text:p>21.67612</text:p>
          </table:table-cell>
          <table:table-cell office:value-type="float" office:value="38.97486" calcext:value-type="float">
            <text:p>38.9748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.3333" calcext:value-type="float">
            <text:p>8.3333</text:p>
          </table:table-cell>
          <table:table-cell office:value-type="float" office:value="0.10909" calcext:value-type="float">
            <text:p>0.10909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0.1798" calcext:value-type="float">
            <text:p>0.1798</text:p>
          </table:table-cell>
          <table:table-cell office:value-type="float" office:value="1" calcext:value-type="float">
            <text:p>1</text:p>
          </table:table-cell>
          <table:table-cell office:value-type="float" office:value="17.133" calcext:value-type="float">
            <text:p>17.133</text:p>
          </table:table-cell>
          <table:table-cell office:value-type="float" office:value="-0.73131" calcext:value-type="float">
            <text:p>-0.73131</text:p>
          </table:table-cell>
          <table:table-cell office:value-type="float" office:value="1" calcext:value-type="float">
            <text:p>1</text:p>
          </table:table-cell>
          <table:table-cell office:value-type="float" office:value="11.233" calcext:value-type="float">
            <text:p>11.23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-0.10303" calcext:value-type="float">
            <text:p>-0.1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ΦΩΚΙΔΑΣ</text:p>
          </table:table-cell>
          <table:table-cell table:style-name="ce1" office:value-type="string" calcext:value-type="string">
            <text:p>N. FOKIDAS</text:p>
          </table:table-cell>
          <table:table-cell office:value-type="float" office:value="22.25433" calcext:value-type="float">
            <text:p>22.25433</text:p>
          </table:table-cell>
          <table:table-cell office:value-type="float" office:value="38.53915" calcext:value-type="float">
            <text:p>38.5391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.9375" calcext:value-type="float">
            <text:p>9.9375</text:p>
          </table:table-cell>
          <table:table-cell office:value-type="float" office:value="-0.22817" calcext:value-type="float">
            <text:p>-0.22817</text:p>
          </table:table-cell>
          <table:table-cell office:value-type="float" office:value="0" calcext:value-type="float">
            <text:p>0</text:p>
          </table:table-cell>
          <table:table-cell office:value-type="float" office:value="11.667" calcext:value-type="float">
            <text:p>11.667</text:p>
          </table:table-cell>
          <table:table-cell office:value-type="float" office:value="-0.031746" calcext:value-type="float">
            <text:p>-0.031746</text:p>
          </table:table-cell>
          <table:table-cell office:value-type="float" office:value="0" calcext:value-type="float">
            <text:p>0</text:p>
          </table:table-cell>
          <table:table-cell office:value-type="float" office:value="17.396" calcext:value-type="float">
            <text:p>17.396</text:p>
          </table:table-cell>
          <table:table-cell office:value-type="float" office:value="-0.5496" calcext:value-type="float">
            <text:p>-0.5496</text:p>
          </table:table-cell>
          <table:table-cell office:value-type="float" office:value="0" calcext:value-type="float">
            <text:p>0</text:p>
          </table:table-cell>
          <table:table-cell office:value-type="float" office:value="12.271" calcext:value-type="float">
            <text:p>12.271</text:p>
          </table:table-cell>
          <table:table-cell office:value-type="float" office:value="0.44643" calcext:value-type="float">
            <text:p>0.44643</text:p>
          </table:table-cell>
          <table:table-cell office:value-type="float" office:value="1" calcext:value-type="float">
            <text:p>1</text:p>
          </table:table-cell>
          <table:table-cell office:value-type="float" office:value="12.727" calcext:value-type="float">
            <text:p>12.727</text:p>
          </table:table-cell>
          <table:table-cell office:value-type="float" office:value="-0.0056277" calcext:value-type="float">
            <text:p>-0.0056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ΑΙΤΩΛΟΑΚΑΡΝΑΝΙΑΣ</text:p>
          </table:table-cell>
          <table:table-cell table:style-name="ce1" office:value-type="string" calcext:value-type="string">
            <text:p>N. ETOLOAKARNANIAS</text:p>
          </table:table-cell>
          <table:table-cell office:value-type="float" office:value="21.38117" calcext:value-type="float">
            <text:p>21.38117</text:p>
          </table:table-cell>
          <table:table-cell office:value-type="float" office:value="38.682" calcext:value-type="float">
            <text:p>38.68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.4333" calcext:value-type="float">
            <text:p>9.4333</text:p>
          </table:table-cell>
          <table:table-cell office:value-type="float" office:value="0.32929" calcext:value-type="float">
            <text:p>0.32929</text:p>
          </table:table-cell>
          <table:table-cell office:value-type="float" office:value="1" calcext:value-type="float">
            <text:p>1</text:p>
          </table:table-cell>
          <table:table-cell office:value-type="float" office:value="14.417" calcext:value-type="float">
            <text:p>14.417</text:p>
          </table:table-cell>
          <table:table-cell office:value-type="float" office:value="0.067677" calcext:value-type="float">
            <text:p>0.067677</text:p>
          </table:table-cell>
          <table:table-cell office:value-type="float" office:value="0" calcext:value-type="float">
            <text:p>0</text:p>
          </table:table-cell>
          <table:table-cell office:value-type="float" office:value="23.433" calcext:value-type="float">
            <text:p>23.433</text:p>
          </table:table-cell>
          <table:table-cell office:value-type="float" office:value="-1.1374" calcext:value-type="float">
            <text:p>-1.1374</text:p>
          </table:table-cell>
          <table:table-cell office:value-type="float" office:value="1" calcext:value-type="float">
            <text:p>1</text:p>
          </table:table-cell>
          <table:table-cell office:value-type="float" office:value="13.417" calcext:value-type="float">
            <text:p>13.417</text:p>
          </table:table-cell>
          <table:table-cell office:value-type="float" office:value="0.071717" calcext:value-type="float">
            <text:p>0.071717</text:p>
          </table:table-cell>
          <table:table-cell office:value-type="float" office:value="0" calcext:value-type="float">
            <text:p>0</text:p>
          </table:table-cell>
          <table:table-cell office:value-type="float" office:value="15.142" calcext:value-type="float">
            <text:p>15.142</text:p>
          </table:table-cell>
          <table:table-cell office:value-type="float" office:value="-0.19037" calcext:value-type="float">
            <text:p>-0.19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ΛΑΡΙΣΑΣ</text:p>
          </table:table-cell>
          <table:table-cell table:style-name="ce1" office:value-type="string" calcext:value-type="string">
            <text:p>N. LARISAS</text:p>
          </table:table-cell>
          <table:table-cell office:value-type="float" office:value="22.39799" calcext:value-type="float">
            <text:p>22.39799</text:p>
          </table:table-cell>
          <table:table-cell office:value-type="float" office:value="39.70377" calcext:value-type="float">
            <text:p>39.7037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.633" calcext:value-type="float">
            <text:p>11.633</text:p>
          </table:table-cell>
          <table:table-cell office:value-type="float" office:value="0.19192" calcext:value-type="float">
            <text:p>0.19192</text:p>
          </table:table-cell>
          <table:table-cell office:value-type="float" office:value="0" calcext:value-type="float">
            <text:p>0</text:p>
          </table:table-cell>
          <table:table-cell office:value-type="float" office:value="13.733" calcext:value-type="float">
            <text:p>13.733</text:p>
          </table:table-cell>
          <table:table-cell office:value-type="float" office:value="-0.028283" calcext:value-type="float">
            <text:p>-0.028283</text:p>
          </table:table-cell>
          <table:table-cell office:value-type="float" office:value="0" calcext:value-type="float">
            <text:p>0</text:p>
          </table:table-cell>
          <table:table-cell office:value-type="float" office:value="20.033" calcext:value-type="float">
            <text:p>20.033</text:p>
          </table:table-cell>
          <table:table-cell office:value-type="float" office:value="-0.79394" calcext:value-type="float">
            <text:p>-0.79394</text:p>
          </table:table-cell>
          <table:table-cell office:value-type="float" office:value="1" calcext:value-type="float">
            <text:p>1</text:p>
          </table:table-cell>
          <table:table-cell office:value-type="float" office:value="12.967" calcext:value-type="float">
            <text:p>12.967</text:p>
          </table:table-cell>
          <table:table-cell office:value-type="float" office:value="0.63232" calcext:value-type="float">
            <text:p>0.63232</text:p>
          </table:table-cell>
          <table:table-cell office:value-type="float" office:value="1" calcext:value-type="float">
            <text:p>1</text:p>
          </table:table-cell>
          <table:table-cell office:value-type="float" office:value="14.695" calcext:value-type="float">
            <text:p>14.695</text:p>
          </table:table-cell>
          <table:table-cell office:value-type="float" office:value="-0.055859" calcext:value-type="float">
            <text:p>-0.055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ΛΑΚΩΝΙΑΣ</text:p>
          </table:table-cell>
          <table:table-cell table:style-name="ce1" office:value-type="string" calcext:value-type="string">
            <text:p>N. LAKONIAS</text:p>
          </table:table-cell>
          <table:table-cell office:value-type="float" office:value="22.64946" calcext:value-type="float">
            <text:p>22.64946</text:p>
          </table:table-cell>
          <table:table-cell office:value-type="float" office:value="36.89411" calcext:value-type="float">
            <text:p>36.8941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.933" calcext:value-type="float">
            <text:p>10.933</text:p>
          </table:table-cell>
          <table:table-cell office:value-type="float" office:value="0.1899" calcext:value-type="float">
            <text:p>0.1899</text:p>
          </table:table-cell>
          <table:table-cell office:value-type="float" office:value="1" calcext:value-type="float">
            <text:p>1</text:p>
          </table:table-cell>
          <table:table-cell office:value-type="float" office:value="12.667" calcext:value-type="float">
            <text:p>12.667</text:p>
          </table:table-cell>
          <table:table-cell office:value-type="float" office:value="0.19394" calcext:value-type="float">
            <text:p>0.19394</text:p>
          </table:table-cell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-0.91111" calcext:value-type="float">
            <text:p>-0.91111</text:p>
          </table:table-cell>
          <table:table-cell office:value-type="float" office:value="1" calcext:value-type="float">
            <text:p>1</text:p>
          </table:table-cell>
          <table:table-cell office:value-type="float" office:value="13.383" calcext:value-type="float">
            <text:p>13.383</text:p>
          </table:table-cell>
          <table:table-cell office:value-type="float" office:value="0.30808" calcext:value-type="float">
            <text:p>0.30808</text:p>
          </table:table-cell>
          <table:table-cell office:value-type="float" office:value="1" calcext:value-type="float">
            <text:p>1</text:p>
          </table:table-cell>
          <table:table-cell office:value-type="float" office:value="14.359" calcext:value-type="float">
            <text:p>14.359</text:p>
          </table:table-cell>
          <table:table-cell office:value-type="float" office:value="-0.066391" calcext:value-type="float">
            <text:p>-0.066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ΗΡΑΚΛΕΙΟΥ</text:p>
          </table:table-cell>
          <table:table-cell table:style-name="ce1" office:value-type="string" calcext:value-type="string">
            <text:p>N. IRAKLIOU</text:p>
          </table:table-cell>
          <table:table-cell office:value-type="float" office:value="25.11953" calcext:value-type="float">
            <text:p>25.11953</text:p>
          </table:table-cell>
          <table:table-cell office:value-type="float" office:value="35.13871" calcext:value-type="float">
            <text:p>35.1387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.033" calcext:value-type="float">
            <text:p>10.033</text:p>
          </table:table-cell>
          <table:table-cell office:value-type="float" office:value="-0.13131" calcext:value-type="float">
            <text:p>-0.13131</text:p>
          </table:table-cell>
          <table:table-cell office:value-type="float" office:value="0" calcext:value-type="float">
            <text:p>0</text:p>
          </table:table-cell>
          <table:table-cell office:value-type="float" office:value="18.933" calcext:value-type="float">
            <text:p>18.933</text:p>
          </table:table-cell>
          <table:table-cell office:value-type="float" office:value="-0.19798" calcext:value-type="float">
            <text:p>-0.19798</text:p>
          </table:table-cell>
          <table:table-cell office:value-type="float" office:value="0" calcext:value-type="float">
            <text:p>0</text:p>
          </table:table-cell>
          <table:table-cell office:value-type="float" office:value="28.533" calcext:value-type="float">
            <text:p>28.533</text:p>
          </table:table-cell>
          <table:table-cell office:value-type="float" office:value="-0.50909" calcext:value-type="float">
            <text:p>-0.50909</text:p>
          </table:table-cell>
          <table:table-cell office:value-type="float" office:value="0" calcext:value-type="float">
            <text:p>0</text:p>
          </table:table-cell>
          <table:table-cell office:value-type="float" office:value="18.9" calcext:value-type="float">
            <text:p>18.9</text:p>
          </table:table-cell>
          <table:table-cell office:value-type="float" office:value="-0.16768" calcext:value-type="float">
            <text:p>-0.16768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-0.25152" calcext:value-type="float">
            <text:p>-0.25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ΕΒΡΟΥ</text:p>
          </table:table-cell>
          <table:table-cell table:style-name="ce1" office:value-type="string" calcext:value-type="string">
            <text:p>N. EVROU</text:p>
          </table:table-cell>
          <table:table-cell office:value-type="float" office:value="26.18092" calcext:value-type="float">
            <text:p>26.18092</text:p>
          </table:table-cell>
          <table:table-cell office:value-type="float" office:value="41.23623" calcext:value-type="float">
            <text:p>41.23623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-0.12929" calcext:value-type="float">
            <text:p>-0.12929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-0.63232" calcext:value-type="float">
            <text:p>-0.63232</text:p>
          </table:table-cell>
          <table:table-cell office:value-type="float" office:value="0" calcext:value-type="float">
            <text:p>0</text:p>
          </table:table-cell>
          <table:table-cell office:value-type="float" office:value="14.967" calcext:value-type="float">
            <text:p>14.967</text:p>
          </table:table-cell>
          <table:table-cell office:value-type="float" office:value="0.12727" calcext:value-type="float">
            <text:p>0.12727</text:p>
          </table:table-cell>
          <table:table-cell office:value-type="float" office:value="0" calcext:value-type="float">
            <text:p>0</text:p>
          </table:table-cell>
          <table:table-cell office:value-type="float" office:value="13.448" calcext:value-type="float">
            <text:p>13.448</text:p>
          </table:table-cell>
          <table:table-cell office:value-type="float" office:value="-0.17998" calcext:value-type="float">
            <text:p>-0.1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ΣΑΜΟΥ</text:p>
          </table:table-cell>
          <table:table-cell table:style-name="ce1" office:value-type="string" calcext:value-type="string">
            <text:p>N. SAMOU</text:p>
          </table:table-cell>
          <table:table-cell office:value-type="float" office:value="26.8109" calcext:value-type="float">
            <text:p>26.8109</text:p>
          </table:table-cell>
          <table:table-cell office:value-type="float" office:value="37.73367" calcext:value-type="float">
            <text:p>37.7336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office:value-type="float" office:value="-0.10909" calcext:value-type="float">
            <text:p>-0.10909</text:p>
          </table:table-cell>
          <table:table-cell office:value-type="float" office:value="0" calcext:value-type="float">
            <text:p>0</text:p>
          </table:table-cell>
          <table:table-cell office:value-type="float" office:value="16.967" calcext:value-type="float">
            <text:p>16.967</text:p>
          </table:table-cell>
          <table:table-cell office:value-type="float" office:value="0.24848" calcext:value-type="float">
            <text:p>0.24848</text:p>
          </table:table-cell>
          <table:table-cell office:value-type="float" office:value="1" calcext:value-type="float">
            <text:p>1</text:p>
          </table:table-cell>
          <table:table-cell office:value-type="float" office:value="27.917" calcext:value-type="float">
            <text:p>27.917</text:p>
          </table:table-cell>
          <table:table-cell office:value-type="float" office:value="-0.2596" calcext:value-type="float">
            <text:p>-0.2596</text:p>
          </table:table-cell>
          <table:table-cell office:value-type="float" office:value="0" calcext:value-type="float">
            <text:p>0</text:p>
          </table:table-cell>
          <table:table-cell office:value-type="float" office:value="19.383" calcext:value-type="float">
            <text:p>19.383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0" calcext:value-type="float">
            <text:p>0</text:p>
          </table:table-cell>
          <table:table-cell office:value-type="float" office:value="18.385" calcext:value-type="float">
            <text:p>18.385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ΧΑΛΚΙΔΙΚΗΣ</text:p>
          </table:table-cell>
          <table:table-cell table:style-name="ce1" office:value-type="string" calcext:value-type="string">
            <text:p>N. CHALKIDIKIS</text:p>
          </table:table-cell>
          <table:table-cell office:value-type="float" office:value="23.56171" calcext:value-type="float">
            <text:p>23.56171</text:p>
          </table:table-cell>
          <table:table-cell office:value-type="float" office:value="40.36127" calcext:value-type="float">
            <text:p>40.36127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2.4" calcext:value-type="float">
            <text:p>12.4</text:p>
          </table:table-cell>
          <table:table-cell office:value-type="float" office:value="-0.092929" calcext:value-type="float">
            <text:p>-0.092929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0.062626" calcext:value-type="float">
            <text:p>0.062626</text:p>
          </table:table-cell>
          <table:table-cell office:value-type="float" office:value="0" calcext:value-type="float">
            <text:p>0</text:p>
          </table:table-cell>
          <table:table-cell office:value-type="float" office:value="16.467" calcext:value-type="float">
            <text:p>16.467</text:p>
          </table:table-cell>
          <table:table-cell office:value-type="float" office:value="-0.33939" calcext:value-type="float">
            <text:p>-0.33939</text:p>
          </table:table-cell>
          <table:table-cell office:value-type="float" office:value="0" calcext:value-type="float">
            <text:p>0</text:p>
          </table:table-cell>
          <table:table-cell office:value-type="float" office:value="13.167" calcext:value-type="float">
            <text:p>13.167</text:p>
          </table:table-cell>
          <table:table-cell office:value-type="float" office:value="0.51919" calcext:value-type="float">
            <text:p>0.51919</text:p>
          </table:table-cell>
          <table:table-cell office:value-type="float" office:value="1" calcext:value-type="float">
            <text:p>1</text:p>
          </table:table-cell>
          <table:table-cell office:value-type="float" office:value="13.683" calcext:value-type="float">
            <text:p>13.683</text:p>
          </table:table-cell>
          <table:table-cell office:value-type="float" office:value="0.037374" calcext:value-type="float">
            <text:p>0.037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ΣΕΡΡΩΝ</text:p>
          </table:table-cell>
          <table:table-cell table:style-name="ce1" office:value-type="string" calcext:value-type="string">
            <text:p>N. SERRON</text:p>
          </table:table-cell>
          <table:table-cell office:value-type="float" office:value="23.52731" calcext:value-type="float">
            <text:p>23.52731</text:p>
          </table:table-cell>
          <table:table-cell office:value-type="float" office:value="41.09219" calcext:value-type="float">
            <text:p>41.09219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3.533" calcext:value-type="float">
            <text:p>13.533</text:p>
          </table:table-cell>
          <table:table-cell office:value-type="float" office:value="0.31515" calcext:value-type="float">
            <text:p>0.31515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office:value-type="float" office:value="-1.2828" calcext:value-type="float">
            <text:p>-1.2828</text:p>
          </table:table-cell>
          <table:table-cell office:value-type="float" office:value="1" calcext:value-type="float">
            <text:p>1</text:p>
          </table:table-cell>
          <table:table-cell office:value-type="float" office:value="18.533" calcext:value-type="float">
            <text:p>18.533</text:p>
          </table:table-cell>
          <table:table-cell office:value-type="float" office:value="-0.97374" calcext:value-type="float">
            <text:p>-0.97374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  <table:table-cell office:value-type="float" office:value="-0.12222" calcext:value-type="float">
            <text:p>-0.12222</text:p>
          </table:table-cell>
          <table:table-cell office:value-type="float" office:value="0" calcext:value-type="float">
            <text:p>0</text:p>
          </table:table-cell>
          <table:table-cell office:value-type="float" office:value="15.513" calcext:value-type="float">
            <text:p>15.513</text:p>
          </table:table-cell>
          <table:table-cell office:value-type="float" office:value="-0.46598" calcext:value-type="float">
            <text:p>-0.46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ΟΖΑΝΗΣ</text:p>
          </table:table-cell>
          <table:table-cell table:style-name="ce1" office:value-type="string" calcext:value-type="string">
            <text:p>N. KOZANIS</text:p>
          </table:table-cell>
          <table:table-cell office:value-type="float" office:value="21.70502" calcext:value-type="float">
            <text:p>21.70502</text:p>
          </table:table-cell>
          <table:table-cell office:value-type="float" office:value="40.31555" calcext:value-type="float">
            <text:p>40.31555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3.667" calcext:value-type="float">
            <text:p>13.667</text:p>
          </table:table-cell>
          <table:table-cell office:value-type="float" office:value="0.70303" calcext:value-type="float">
            <text:p>0.70303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-0.078788" calcext:value-type="float">
            <text:p>-0.078788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-0.57576" calcext:value-type="float">
            <text:p>-0.57576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.84444" calcext:value-type="float">
            <text:p>0.84444</text:p>
          </table:table-cell>
          <table:table-cell office:value-type="float" office:value="1" calcext:value-type="float">
            <text:p>1</text:p>
          </table:table-cell>
          <table:table-cell office:value-type="float" office:value="13.517" calcext:value-type="float">
            <text:p>13.517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ΗΜΑΘΙΑΣ</text:p>
          </table:table-cell>
          <table:table-cell table:style-name="ce1" office:value-type="string" calcext:value-type="string">
            <text:p>N. IMATHIAS</text:p>
          </table:table-cell>
          <table:table-cell office:value-type="float" office:value="22.23257" calcext:value-type="float">
            <text:p>22.23257</text:p>
          </table:table-cell>
          <table:table-cell office:value-type="float" office:value="40.55084" calcext:value-type="float">
            <text:p>40.5508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2.833" calcext:value-type="float">
            <text:p>12.833</text:p>
          </table:table-cell>
          <table:table-cell office:value-type="float" office:value="0.30909" calcext:value-type="float">
            <text:p>0.30909</text:p>
          </table:table-cell>
          <table:table-cell office:value-type="float" office:value="1" calcext:value-type="float">
            <text:p>1</text:p>
          </table:table-cell>
          <table:table-cell office:value-type="float" office:value="11.85" calcext:value-type="float">
            <text:p>11.85</text:p>
          </table:table-cell>
          <table:table-cell office:value-type="float" office:value="-0.24141" calcext:value-type="float">
            <text:p>-0.24141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-0.80606" calcext:value-type="float">
            <text:p>-0.80606</text:p>
          </table:table-cell>
          <table:table-cell office:value-type="float" office:value="0" calcext:value-type="float">
            <text:p>0</text:p>
          </table:table-cell>
          <table:table-cell office:value-type="float" office:value="13.933" calcext:value-type="float">
            <text:p>13.933</text:p>
          </table:table-cell>
          <table:table-cell office:value-type="float" office:value="0.68687" calcext:value-type="float">
            <text:p>0.68687</text:p>
          </table:table-cell>
          <table:table-cell office:value-type="float" office:value="1" calcext:value-type="float">
            <text:p>1</text:p>
          </table:table-cell>
          <table:table-cell office:value-type="float" office:value="13.883" calcext:value-type="float">
            <text:p>13.883</text:p>
          </table:table-cell>
          <table:table-cell office:value-type="float" office:value="-0.015152" calcext:value-type="float">
            <text:p>-0.015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ΦΘΙΩΤΙΔΑΣ</text:p>
          </table:table-cell>
          <table:table-cell table:style-name="ce1" office:value-type="string" calcext:value-type="string">
            <text:p>N. FTHIOTIDAS</text:p>
          </table:table-cell>
          <table:table-cell office:value-type="float" office:value="22.49903" calcext:value-type="float">
            <text:p>22.49903</text:p>
          </table:table-cell>
          <table:table-cell office:value-type="float" office:value="38.85555" calcext:value-type="float">
            <text:p>38.85555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.0333" calcext:value-type="float">
            <text:p>7.0333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" calcext:value-type="float">
            <text:p>0</text:p>
          </table:table-cell>
          <table:table-cell office:value-type="float" office:value="12.667" calcext:value-type="float">
            <text:p>12.667</text:p>
          </table:table-cell>
          <table:table-cell office:value-type="float" office:value="0.040404" calcext:value-type="float">
            <text:p>0.040404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-1.1313" calcext:value-type="float">
            <text:p>-1.1313</text:p>
          </table:table-cell>
          <table:table-cell office:value-type="float" office:value="1" calcext:value-type="float">
            <text:p>1</text:p>
          </table:table-cell>
          <table:table-cell office:value-type="float" office:value="11.733" calcext:value-type="float">
            <text:p>11.733</text:p>
          </table:table-cell>
          <table:table-cell office:value-type="float" office:value="0.44444" calcext:value-type="float">
            <text:p>0.44444</text:p>
          </table:table-cell>
          <table:table-cell office:value-type="float" office:value="1" calcext:value-type="float">
            <text:p>1</text:p>
          </table:table-cell>
          <table:table-cell office:value-type="float" office:value="12.508" calcext:value-type="float">
            <text:p>12.508</text:p>
          </table:table-cell>
          <table:table-cell office:value-type="float" office:value="-0.15202" calcext:value-type="float">
            <text:p>-0.15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ΑΧΑΪΑΣ</text:p>
          </table:table-cell>
          <table:table-cell table:style-name="ce1" office:value-type="string" calcext:value-type="string">
            <text:p>N. ACHAIAS</text:p>
          </table:table-cell>
          <table:table-cell office:value-type="float" office:value="21.90133" calcext:value-type="float">
            <text:p>21.90133</text:p>
          </table:table-cell>
          <table:table-cell office:value-type="float" office:value="38.05924" calcext:value-type="float">
            <text:p>38.05924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8.9667" calcext:value-type="float">
            <text:p>8.9667</text:p>
          </table:table-cell>
          <table:table-cell office:value-type="float" office:value="0.32929" calcext:value-type="float">
            <text:p>0.32929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  <table:table-cell office:value-type="float" office:value="0.11515" calcext:value-type="float">
            <text:p>0.11515</text:p>
          </table:table-cell>
          <table:table-cell office:value-type="float" office:value="0" calcext:value-type="float">
            <text:p>0</text:p>
          </table:table-cell>
          <table:table-cell office:value-type="float" office:value="22.967" calcext:value-type="float">
            <text:p>22.967</text:p>
          </table:table-cell>
          <table:table-cell office:value-type="float" office:value="-1.2182" calcext:value-type="float">
            <text:p>-1.2182</text:p>
          </table:table-cell>
          <table:table-cell office:value-type="float" office:value="0" calcext:value-type="float">
            <text:p>0</text:p>
          </table:table-cell>
          <table:table-cell office:value-type="float" office:value="13.633" calcext:value-type="float">
            <text:p>13.633</text:p>
          </table:table-cell>
          <table:table-cell office:value-type="float" office:value="0.27677" calcext:value-type="float">
            <text:p>0.27677</text:p>
          </table:table-cell>
          <table:table-cell office:value-type="float" office:value="1" calcext:value-type="float">
            <text:p>1</text:p>
          </table:table-cell>
          <table:table-cell office:value-type="float" office:value="14.567" calcext:value-type="float">
            <text:p>14.567</text:p>
          </table:table-cell>
          <table:table-cell office:value-type="float" office:value="-0.12424" calcext:value-type="float">
            <text:p>-0.1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ΦΛΩΡΙΝΑΣ</text:p>
          </table:table-cell>
          <table:table-cell table:style-name="ce1" office:value-type="string" calcext:value-type="string">
            <text:p>N. FLORINAS</text:p>
          </table:table-cell>
          <table:table-cell office:value-type="float" office:value="21.43437" calcext:value-type="float">
            <text:p>21.43437</text:p>
          </table:table-cell>
          <table:table-cell office:value-type="float" office:value="40.7513" calcext:value-type="float">
            <text:p>40.7513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11.733" calcext:value-type="float">
            <text:p>11.733</text:p>
          </table:table-cell>
          <table:table-cell office:value-type="float" office:value="0.43636" calcext:value-type="float">
            <text:p>0.43636</text:p>
          </table:table-cell>
          <table:table-cell office:value-type="float" office:value="1" calcext:value-type="float">
            <text:p>1</text:p>
          </table:table-cell>
          <table:table-cell office:value-type="float" office:value="11.633" calcext:value-type="float">
            <text:p>11.633</text:p>
          </table:table-cell>
          <table:table-cell office:value-type="float" office:value="-0.25657" calcext:value-type="float">
            <text:p>-0.25657</text:p>
          </table:table-cell>
          <table:table-cell office:value-type="float" office:value="0" calcext:value-type="float">
            <text:p>0</text:p>
          </table:table-cell>
          <table:table-cell office:value-type="float" office:value="16.567" calcext:value-type="float">
            <text:p>16.567</text:p>
          </table:table-cell>
          <table:table-cell office:value-type="float" office:value="-0.66869" calcext:value-type="float">
            <text:p>-0.66869</text:p>
          </table:table-cell>
          <table:table-cell office:value-type="float" office:value="0" calcext:value-type="float">
            <text:p>0</text:p>
          </table:table-cell>
          <table:table-cell office:value-type="float" office:value="12.133" calcext:value-type="float">
            <text:p>12.133</text:p>
          </table:table-cell>
          <table:table-cell office:value-type="float" office:value="0.46061" calcext:value-type="float">
            <text:p>0.46061</text:p>
          </table:table-cell>
          <table:table-cell office:value-type="float" office:value="1" calcext:value-type="float">
            <text:p>1</text:p>
          </table:table-cell>
          <table:table-cell office:value-type="float" office:value="13.017" calcext:value-type="float">
            <text:p>13.017</text:p>
          </table:table-cell>
          <table:table-cell office:value-type="float" office:value="-0.0070707" calcext:value-type="float">
            <text:p>-0.0070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ΠΡΕΒΕΖΑΣ</text:p>
          </table:table-cell>
          <table:table-cell table:style-name="ce1" office:value-type="string" calcext:value-type="string">
            <text:p>N. PREVEZAS</text:p>
          </table:table-cell>
          <table:table-cell office:value-type="float" office:value="20.73219" calcext:value-type="float">
            <text:p>20.73219</text:p>
          </table:table-cell>
          <table:table-cell office:value-type="float" office:value="39.22045" calcext:value-type="float">
            <text:p>39.22045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8.6" calcext:value-type="float">
            <text:p>8.6</text:p>
          </table:table-cell>
          <table:table-cell office:value-type="float" office:value="0.5899" calcext:value-type="float">
            <text:p>0.5899</text:p>
          </table:table-cell>
          <table:table-cell office:value-type="float" office:value="1" calcext:value-type="float">
            <text:p>1</text:p>
          </table:table-cell>
          <table:table-cell office:value-type="float" office:value="12.783" calcext:value-type="float">
            <text:p>12.783</text:p>
          </table:table-cell>
          <table:table-cell office:value-type="float" office:value="0.79091" calcext:value-type="float">
            <text:p>0.79091</text:p>
          </table:table-cell>
          <table:table-cell office:value-type="float" office:value="1" calcext:value-type="float">
            <text:p>1</text:p>
          </table:table-cell>
          <table:table-cell office:value-type="float" office:value="24.667" calcext:value-type="float">
            <text:p>24.667</text:p>
          </table:table-cell>
          <table:table-cell office:value-type="float" office:value="-0.73131" calcext:value-type="float">
            <text:p>-0.73131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0.0020202" calcext:value-type="float">
            <text:p>0.0020202</text:p>
          </table:table-cell>
          <table:table-cell office:value-type="float" office:value="0" calcext:value-type="float">
            <text:p>0</text:p>
          </table:table-cell>
          <table:table-cell office:value-type="float" office:value="15.028" calcext:value-type="float">
            <text:p>15.028</text:p>
          </table:table-cell>
          <table:table-cell office:value-type="float" office:value="0.037121" calcext:value-type="float">
            <text:p>0.037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ΕΥΒΟΙΑΣ</text:p>
          </table:table-cell>
          <table:table-cell table:style-name="ce1" office:value-type="string" calcext:value-type="string">
            <text:p>N. EVVIAS</text:p>
          </table:table-cell>
          <table:table-cell office:value-type="float" office:value="23.79148" calcext:value-type="float">
            <text:p>23.79148</text:p>
          </table:table-cell>
          <table:table-cell office:value-type="float" office:value="38.55641" calcext:value-type="float">
            <text:p>38.55641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10.704" calcext:value-type="float">
            <text:p>10.704</text:p>
          </table:table-cell>
          <table:table-cell office:value-type="float" office:value="0.16667" calcext:value-type="float">
            <text:p>0.16667</text:p>
          </table:table-cell>
          <table:table-cell office:value-type="float" office:value="0" calcext:value-type="float">
            <text:p>0</text:p>
          </table:table-cell>
          <table:table-cell office:value-type="float" office:value="15.37" calcext:value-type="float">
            <text:p>15.37</text:p>
          </table:table-cell>
          <table:table-cell office:value-type="float" office:value="0.51667" calcext:value-type="float">
            <text:p>0.51667</text:p>
          </table:table-cell>
          <table:table-cell office:value-type="float" office:value="1" calcext:value-type="float">
            <text:p>1</text:p>
          </table:table-cell>
          <table:table-cell office:value-type="float" office:value="23.185" calcext:value-type="float">
            <text:p>23.185</text:p>
          </table:table-cell>
          <table:table-cell office:value-type="float" office:value="-0.45556" calcext:value-type="float">
            <text:p>-0.45556</text:p>
          </table:table-cell>
          <table:table-cell office:value-type="float" office:value="0" calcext:value-type="float">
            <text:p>0</text:p>
          </table:table-cell>
          <table:table-cell office:value-type="float" office:value="14.852" calcext:value-type="float">
            <text:p>14.852</text:p>
          </table:table-cell>
          <table:table-cell office:value-type="float" office:value="0.42222" calcext:value-type="float">
            <text:p>0.42222</text:p>
          </table:table-cell>
          <table:table-cell office:value-type="float" office:value="1" calcext:value-type="float">
            <text:p>1</text:p>
          </table:table-cell>
          <table:table-cell office:value-type="float" office:value="16.028" calcext:value-type="float">
            <text:p>16.028</text:p>
          </table:table-cell>
          <table:table-cell office:value-type="float" office:value="0.1625" calcext:value-type="float">
            <text:p>0.1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ΓΡΕΒΕΝΩΝ</text:p>
          </table:table-cell>
          <table:table-cell table:style-name="ce1" office:value-type="string" calcext:value-type="string">
            <text:p>N. GREVENON</text:p>
          </table:table-cell>
          <table:table-cell office:value-type="float" office:value="21.4337" calcext:value-type="float">
            <text:p>21.4337</text:p>
          </table:table-cell>
          <table:table-cell office:value-type="float" office:value="40.02471" calcext:value-type="float">
            <text:p>40.02471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1.933" calcext:value-type="float">
            <text:p>11.933</text:p>
          </table:table-cell>
          <table:table-cell office:value-type="float" office:value="0.59394" calcext:value-type="float">
            <text:p>0.59394</text:p>
          </table:table-cell>
          <table:table-cell office:value-type="float" office:value="1" calcext:value-type="float">
            <text:p>1</text:p>
          </table:table-cell>
          <table:table-cell office:value-type="float" office:value="13.083" calcext:value-type="float">
            <text:p>13.083</text:p>
          </table:table-cell>
          <table:table-cell office:value-type="float" office:value="-0.36465" calcext:value-type="float">
            <text:p>-0.36465</text:p>
          </table:table-cell>
          <table:table-cell office:value-type="float" office:value="0" calcext:value-type="float">
            <text:p>0</text:p>
          </table:table-cell>
          <table:table-cell office:value-type="float" office:value="17.067" calcext:value-type="float">
            <text:p>17.067</text:p>
          </table:table-cell>
          <table:table-cell office:value-type="float" office:value="-0.70303" calcext:value-type="float">
            <text:p>-0.70303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1.0545" calcext:value-type="float">
            <text:p>1.0545</text:p>
          </table:table-cell>
          <table:table-cell office:value-type="float" office:value="1" calcext:value-type="float">
            <text:p>1</text:p>
          </table:table-cell>
          <table:table-cell office:value-type="float" office:value="13.542" calcext:value-type="float">
            <text:p>13.542</text:p>
          </table:table-cell>
          <table:table-cell office:value-type="float" office:value="0.15859" calcext:value-type="float">
            <text:p>0.15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ΡΟΔΟΠΗΣ</text:p>
          </table:table-cell>
          <table:table-cell table:style-name="ce1" office:value-type="string" calcext:value-type="string">
            <text:p>N. RODOPIS</text:p>
          </table:table-cell>
          <table:table-cell office:value-type="float" office:value="25.51036" calcext:value-type="float">
            <text:p>25.51036</text:p>
          </table:table-cell>
          <table:table-cell office:value-type="float" office:value="41.1137" calcext:value-type="float">
            <text:p>41.113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2.567" calcext:value-type="float">
            <text:p>12.567</text:p>
          </table:table-cell>
          <table:table-cell office:value-type="float" office:value="0.61212" calcext:value-type="float">
            <text:p>0.61212</text:p>
          </table:table-cell>
          <table:table-cell office:value-type="float" office:value="1" calcext:value-type="float">
            <text:p>1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0.033" calcext:value-type="float">
            <text:p>20.033</text:p>
          </table:table-cell>
          <table:table-cell office:value-type="float" office:value="-0.49091" calcext:value-type="float">
            <text:p>-0.4909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15354" calcext:value-type="float">
            <text:p>-0.15354</text:p>
          </table:table-cell>
          <table:table-cell office:value-type="float" office:value="0" calcext:value-type="float">
            <text:p>0</text:p>
          </table:table-cell>
          <table:table-cell office:value-type="float" office:value="16.456" calcext:value-type="float">
            <text:p>16.456</text:p>
          </table:table-cell>
          <table:table-cell office:value-type="float" office:value="-0.083165" calcext:value-type="float">
            <text:p>-0.08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ΟΡΙΝΘΟΥ</text:p>
          </table:table-cell>
          <table:table-cell table:style-name="ce1" office:value-type="string" calcext:value-type="string">
            <text:p>N. KORINTHOU</text:p>
          </table:table-cell>
          <table:table-cell office:value-type="float" office:value="22.66146" calcext:value-type="float">
            <text:p>22.66146</text:p>
          </table:table-cell>
          <table:table-cell office:value-type="float" office:value="37.90157" calcext:value-type="float">
            <text:p>37.90157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10.1" calcext:value-type="float">
            <text:p>10.1</text:p>
          </table:table-cell>
          <table:table-cell office:value-type="float" office:value="-0.24848" calcext:value-type="float">
            <text:p>-0.24848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0.058586" calcext:value-type="float">
            <text:p>0.058586</text:p>
          </table:table-cell>
          <table:table-cell office:value-type="float" office:value="0" calcext:value-type="float">
            <text:p>0</text:p>
          </table:table-cell>
          <table:table-cell office:value-type="float" office:value="22.083" calcext:value-type="float">
            <text:p>22.083</text:p>
          </table:table-cell>
          <table:table-cell office:value-type="float" office:value="-0.87778" calcext:value-type="float">
            <text:p>-0.87778</text:p>
          </table:table-cell>
          <table:table-cell office:value-type="float" office:value="0" calcext:value-type="float">
            <text:p>0</text:p>
          </table:table-cell>
          <table:table-cell office:value-type="float" office:value="12.683" calcext:value-type="float">
            <text:p>12.683</text:p>
          </table:table-cell>
          <table:table-cell office:value-type="float" office:value="0.18485" calcext:value-type="float">
            <text:p>0.18485</text:p>
          </table:table-cell>
          <table:table-cell office:value-type="float" office:value="1" calcext:value-type="float">
            <text:p>1</text:p>
          </table:table-cell>
          <table:table-cell office:value-type="float" office:value="14.752" calcext:value-type="float">
            <text:p>14.752</text:p>
          </table:table-cell>
          <table:table-cell office:value-type="float" office:value="-0.23768" calcext:value-type="float">
            <text:p>-0.2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ΧΑΝΙΩΝ</text:p>
          </table:table-cell>
          <table:table-cell table:style-name="ce1" office:value-type="string" calcext:value-type="string">
            <text:p>N. CHANION</text:p>
          </table:table-cell>
          <table:table-cell office:value-type="float" office:value="23.91963" calcext:value-type="float">
            <text:p>23.91963</text:p>
          </table:table-cell>
          <table:table-cell office:value-type="float" office:value="35.3801" calcext:value-type="float">
            <text:p>35.380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.9667" calcext:value-type="float">
            <text:p>8.9667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" calcext:value-type="float">
            <text:p>0</text:p>
          </table:table-cell>
          <table:table-cell office:value-type="float" office:value="15.867" calcext:value-type="float">
            <text:p>15.867</text:p>
          </table:table-cell>
          <table:table-cell office:value-type="float" office:value="0.50101" calcext:value-type="float">
            <text:p>0.50101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-0.59192" calcext:value-type="float">
            <text:p>-0.59192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.45253" calcext:value-type="float">
            <text:p>0.45253</text:p>
          </table:table-cell>
          <table:table-cell office:value-type="float" office:value="1" calcext:value-type="float">
            <text:p>1</text:p>
          </table:table-cell>
          <table:table-cell office:value-type="float" office:value="17.328" calcext:value-type="float">
            <text:p>17.328</text:p>
          </table:table-cell>
          <table:table-cell office:value-type="float" office:value="0.089853" calcext:value-type="float">
            <text:p>0.089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ΛΕΣΒΟΥ</text:p>
          </table:table-cell>
          <table:table-cell table:style-name="ce1" office:value-type="string" calcext:value-type="string">
            <text:p>N. LESVOU</text:p>
          </table:table-cell>
          <table:table-cell office:value-type="float" office:value="26.2431" calcext:value-type="float">
            <text:p>26.2431</text:p>
          </table:table-cell>
          <table:table-cell office:value-type="float" office:value="39.16949" calcext:value-type="float">
            <text:p>39.16949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10.75" calcext:value-type="float">
            <text:p>10.75</text:p>
          </table:table-cell>
          <table:table-cell office:value-type="float" office:value="-0.093939" calcext:value-type="float">
            <text:p>-0.093939</text:p>
          </table:table-cell>
          <table:table-cell office:value-type="float" office:value="0" calcext:value-type="float">
            <text:p>0</text:p>
          </table:table-cell>
          <table:table-cell office:value-type="float" office:value="16.867" calcext:value-type="float">
            <text:p>16.867</text:p>
          </table:table-cell>
          <table:table-cell office:value-type="float" office:value="0.25859" calcext:value-type="float">
            <text:p>0.25859</text:p>
          </table:table-cell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-0.55152" calcext:value-type="float">
            <text:p>-0.55152</text:p>
          </table:table-cell>
          <table:table-cell office:value-type="float" office:value="1" calcext:value-type="float">
            <text:p>1</text:p>
          </table:table-cell>
          <table:table-cell office:value-type="float" office:value="18.933" calcext:value-type="float">
            <text:p>18.933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1" calcext:value-type="float">
            <text:p>1</text:p>
          </table:table-cell>
          <table:table-cell office:value-type="float" office:value="18.206" calcext:value-type="float">
            <text:p>18.206</text:p>
          </table:table-cell>
          <table:table-cell office:value-type="float" office:value="0.090886" calcext:value-type="float">
            <text:p>0.090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ΑΡΚΑΔΙΑΣ</text:p>
          </table:table-cell>
          <table:table-cell table:style-name="ce1" office:value-type="string" calcext:value-type="string">
            <text:p>N. ARKADIAS</text:p>
          </table:table-cell>
          <table:table-cell office:value-type="float" office:value="22.32765" calcext:value-type="float">
            <text:p>22.32765</text:p>
          </table:table-cell>
          <table:table-cell office:value-type="float" office:value="37.46443" calcext:value-type="float">
            <text:p>37.4644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9.0167" calcext:value-type="float">
            <text:p>9.0167</text:p>
          </table:table-cell>
          <table:table-cell office:value-type="float" office:value="0.015152" calcext:value-type="float">
            <text:p>0.015152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  <table:table-cell office:value-type="float" office:value="-0.019192" calcext:value-type="float">
            <text:p>-0.019192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.3</text:p>
          </table:table-cell>
          <table:table-cell office:value-type="float" office:value="-0.8303" calcext:value-type="float">
            <text:p>-0.8303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.23838" calcext:value-type="float">
            <text:p>0.23838</text:p>
          </table:table-cell>
          <table:table-cell office:value-type="float" office:value="1" calcext:value-type="float">
            <text:p>1</text:p>
          </table:table-cell>
          <table:table-cell office:value-type="float" office:value="12.802" calcext:value-type="float">
            <text:p>12.802</text:p>
          </table:table-cell>
          <table:table-cell office:value-type="float" office:value="-0.15444" calcext:value-type="float">
            <text:p>-0.15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ΑΣΤΟΡΙΑΣ</text:p>
          </table:table-cell>
          <table:table-cell table:style-name="ce1" office:value-type="string" calcext:value-type="string">
            <text:p>N. KASTORIAS</text:p>
          </table:table-cell>
          <table:table-cell office:value-type="float" office:value="21.15767" calcext:value-type="float">
            <text:p>21.15767</text:p>
          </table:table-cell>
          <table:table-cell office:value-type="float" office:value="40.46381" calcext:value-type="float">
            <text:p>40.46381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13.067" calcext:value-type="float">
            <text:p>13.067</text:p>
          </table:table-cell>
          <table:table-cell office:value-type="float" office:value="0.25859" calcext:value-type="float">
            <text:p>0.25859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0.24444" calcext:value-type="float">
            <text:p>-0.24444</text:p>
          </table:table-cell>
          <table:table-cell office:value-type="float" office:value="0" calcext:value-type="float">
            <text:p>0</text:p>
          </table:table-cell>
          <table:table-cell office:value-type="float" office:value="15.267" calcext:value-type="float">
            <text:p>15.267</text:p>
          </table:table-cell>
          <table:table-cell office:value-type="float" office:value="-0.73939" calcext:value-type="float">
            <text:p>-0.73939</text:p>
          </table:table-cell>
          <table:table-cell office:value-type="float" office:value="1" calcext:value-type="float">
            <text:p>1</text:p>
          </table:table-cell>
          <table:table-cell office:value-type="float" office:value="12.667" calcext:value-type="float">
            <text:p>12.667</text:p>
          </table:table-cell>
          <table:table-cell office:value-type="float" office:value="0.90909" calcext:value-type="float">
            <text:p>0.90909</text:p>
          </table:table-cell>
          <table:table-cell office:value-type="float" office:value="1" calcext:value-type="float">
            <text:p>1</text:p>
          </table:table-cell>
          <table:table-cell office:value-type="float" office:value="13.425" calcext:value-type="float">
            <text:p>13.425</text:p>
          </table:table-cell>
          <table:table-cell office:value-type="float" office:value="0.04596" calcext:value-type="float">
            <text:p>0.04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ΖΑΚΥΝΘΟΥ</text:p>
          </table:table-cell>
          <table:table-cell table:style-name="ce1" office:value-type="string" calcext:value-type="string">
            <text:p>N. ZAKYNTHOU</text:p>
          </table:table-cell>
          <table:table-cell office:value-type="float" office:value="20.77443" calcext:value-type="float">
            <text:p>20.77443</text:p>
          </table:table-cell>
          <table:table-cell office:value-type="float" office:value="37.78532" calcext:value-type="float">
            <text:p>37.78532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.8889" calcext:value-type="float">
            <text:p>8.8889</text:p>
          </table:table-cell>
          <table:table-cell office:value-type="float" office:value="-0.027778" calcext:value-type="float">
            <text:p>-0.027778</text:p>
          </table:table-cell>
          <table:table-cell office:value-type="float" office:value="0" calcext:value-type="float">
            <text:p>0</text:p>
          </table:table-cell>
          <table:table-cell office:value-type="float" office:value="13.926" calcext:value-type="float">
            <text:p>13.92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5.148" calcext:value-type="float">
            <text:p>25.148</text:p>
          </table:table-cell>
          <table:table-cell office:value-type="float" office:value="-0.99444" calcext:value-type="float">
            <text:p>-0.99444</text:p>
          </table:table-cell>
          <table:table-cell office:value-type="float" office:value="0" calcext:value-type="float">
            <text:p>0</text:p>
          </table:table-cell>
          <table:table-cell office:value-type="float" office:value="12.037" calcext:value-type="float">
            <text:p>12.037</text:p>
          </table:table-cell>
          <table:table-cell office:value-type="float" office:value="-0.072222" calcext:value-type="float">
            <text:p>-0.072222</text:p>
          </table:table-cell>
          <table:table-cell office:value-type="float" office:value="0" calcext:value-type="float">
            <text:p>0</text:p>
          </table:table-cell>
          <table:table-cell office:value-type="float" office:value="15.074" calcext:value-type="float">
            <text:p>15.074</text:p>
          </table:table-cell>
          <table:table-cell office:value-type="float" office:value="-0.18611" calcext:value-type="float">
            <text:p>-0.18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ΔΡΑΜΑΣ</text:p>
          </table:table-cell>
          <table:table-cell table:style-name="ce1" office:value-type="string" calcext:value-type="string">
            <text:p>N. DRAMAS</text:p>
          </table:table-cell>
          <table:table-cell office:value-type="float" office:value="24.1846" calcext:value-type="float">
            <text:p>24.1846</text:p>
          </table:table-cell>
          <table:table-cell office:value-type="float" office:value="41.29994" calcext:value-type="float">
            <text:p>41.29994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2.567" calcext:value-type="float">
            <text:p>12.567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" calcext:value-type="float">
            <text:p>0</text:p>
          </table:table-cell>
          <table:table-cell office:value-type="float" office:value="10.467" calcext:value-type="float">
            <text:p>10.467</text:p>
          </table:table-cell>
          <table:table-cell office:value-type="float" office:value="-0.068687" calcext:value-type="float">
            <text:p>-0.068687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-0.75152" calcext:value-type="float">
            <text:p>-0.75152</text:p>
          </table:table-cell>
          <table:table-cell office:value-type="float" office:value="1" calcext:value-type="float">
            <text:p>1</text:p>
          </table:table-cell>
          <table:table-cell office:value-type="float" office:value="14.767" calcext:value-type="float">
            <text:p>14.767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1" calcext:value-type="float">
            <text:p>1</text:p>
          </table:table-cell>
          <table:table-cell office:value-type="float" office:value="13.35" calcext:value-type="float">
            <text:p>13.35</text:p>
          </table:table-cell>
          <table:table-cell office:value-type="float" office:value="-0.13939" calcext:value-type="float">
            <text:p>-0.13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ΥΚΛΑΔΩΝ</text:p>
          </table:table-cell>
          <table:table-cell table:style-name="ce1" office:value-type="string" calcext:value-type="string">
            <text:p>N. KYKLADON</text:p>
          </table:table-cell>
          <table:table-cell office:value-type="float" office:value="25.48382" calcext:value-type="float">
            <text:p>25.48382</text:p>
          </table:table-cell>
          <table:table-cell office:value-type="float" office:value="37.0612" calcext:value-type="float">
            <text:p>37.061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11.733" calcext:value-type="float">
            <text:p>11.733</text:p>
          </table:table-cell>
          <table:table-cell office:value-type="float" office:value="0.16566" calcext:value-type="float">
            <text:p>0.16566</text:p>
          </table:table-cell>
          <table:table-cell office:value-type="float" office:value="0" calcext:value-type="float">
            <text:p>0</text:p>
          </table:table-cell>
          <table:table-cell office:value-type="float" office:value="18.63" calcext:value-type="float">
            <text:p>18.63</text:p>
          </table:table-cell>
          <table:table-cell office:value-type="float" office:value="0.72778" calcext:value-type="float">
            <text:p>0.72778</text:p>
          </table:table-cell>
          <table:table-cell office:value-type="float" office:value="1" calcext:value-type="float">
            <text:p>1</text:p>
          </table:table-cell>
          <table:table-cell office:value-type="float" office:value="29.083" calcext:value-type="float">
            <text:p>29.083</text:p>
          </table:table-cell>
          <table:table-cell office:value-type="float" office:value="-0.021212" calcext:value-type="float">
            <text:p>-0.021212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0.18081" calcext:value-type="float">
            <text:p>0.18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ΛΕΥΚΑΔΑΣ</text:p>
          </table:table-cell>
          <table:table-cell table:style-name="ce1" office:value-type="string" calcext:value-type="string">
            <text:p>N. LEFKADAS</text:p>
          </table:table-cell>
          <table:table-cell office:value-type="float" office:value="20.64788" calcext:value-type="float">
            <text:p>20.64788</text:p>
          </table:table-cell>
          <table:table-cell office:value-type="float" office:value="38.70863" calcext:value-type="float">
            <text:p>38.70863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8.3667" calcext:value-type="float">
            <text:p>8.3667</text:p>
          </table:table-cell>
          <table:table-cell office:value-type="float" office:value="0.078788" calcext:value-type="float">
            <text:p>0.078788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.14545" calcext:value-type="float">
            <text:p>0.14545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office:value-type="float" office:value="-0.84646" calcext:value-type="float">
            <text:p>-0.84646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1" calcext:value-type="float">
            <text:p>1</text:p>
          </table:table-cell>
          <table:table-cell office:value-type="float" office:value="14.242" calcext:value-type="float">
            <text:p>14.242</text:p>
          </table:table-cell>
          <table:table-cell office:value-type="float" office:value="-0.14192" calcext:value-type="float">
            <text:p>-0.14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ΒΟΙΩΤΙΑΣ</text:p>
          </table:table-cell>
          <table:table-cell table:style-name="ce1" office:value-type="string" calcext:value-type="string">
            <text:p>N. VIOTIAS</text:p>
          </table:table-cell>
          <table:table-cell office:value-type="float" office:value="23.08881" calcext:value-type="float">
            <text:p>23.08881</text:p>
          </table:table-cell>
          <table:table-cell office:value-type="float" office:value="38.36999" calcext:value-type="float">
            <text:p>38.36999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10.667" calcext:value-type="float">
            <text:p>10.667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.533" calcext:value-type="float">
            <text:p>1.55E+01</text:p>
          </table:table-cell>
          <table:table-cell office:value-type="float" office:value="-0.16566" calcext:value-type="float">
            <text:p>-0.16566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-0.59798" calcext:value-type="float">
            <text:p>-0.59798</text:p>
          </table:table-cell>
          <table:table-cell office:value-type="float" office:value="0" calcext:value-type="float">
            <text:p>0</text:p>
          </table:table-cell>
          <table:table-cell office:value-type="float" office:value="14.933" calcext:value-type="float">
            <text:p>14.933</text:p>
          </table:table-cell>
          <table:table-cell office:value-type="float" office:value="-0.14949" calcext:value-type="float">
            <text:p>-0.14949</text:p>
          </table:table-cell>
          <table:table-cell office:value-type="float" office:value="0" calcext:value-type="float">
            <text:p>0</text:p>
          </table:table-cell>
          <table:table-cell office:value-type="float" office:value="16.383" calcext:value-type="float">
            <text:p>16.383</text:p>
          </table:table-cell>
          <table:table-cell office:value-type="float" office:value="-0.27071" calcext:value-type="float">
            <text:p>-0.27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ΛΑΣΙΘΙΟΥ</text:p>
          </table:table-cell>
          <table:table-cell table:style-name="ce1" office:value-type="string" calcext:value-type="string">
            <text:p>N. LASITHIOU</text:p>
          </table:table-cell>
          <table:table-cell office:value-type="float" office:value="25.83321" calcext:value-type="float">
            <text:p>25.83321</text:p>
          </table:table-cell>
          <table:table-cell office:value-type="float" office:value="35.14087" calcext:value-type="float">
            <text:p>35.14087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9.9333" calcext:value-type="float">
            <text:p>9.9333</text:p>
          </table:table-cell>
          <table:table-cell office:value-type="float" office:value="-0.17374" calcext:value-type="float">
            <text:p>-0.17374</text:p>
          </table:table-cell>
          <table:table-cell office:value-type="float" office:value="0" calcext:value-type="float">
            <text:p>0</text:p>
          </table:table-cell>
          <table:table-cell office:value-type="float" office:value="18.933" calcext:value-type="float">
            <text:p>18.933</text:p>
          </table:table-cell>
          <table:table-cell office:value-type="float" office:value="-0.16566" calcext:value-type="float">
            <text:p>-0.16566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0.024242" calcext:value-type="float">
            <text:p>0.024242</text:p>
          </table:table-cell>
          <table:table-cell office:value-type="float" office:value="0" calcext:value-type="float">
            <text:p>0</text:p>
          </table:table-cell>
          <table:table-cell office:value-type="float" office:value="19.533" calcext:value-type="float">
            <text:p>19.533</text:p>
          </table:table-cell>
          <table:table-cell office:value-type="float" office:value="0.044444" calcext:value-type="float">
            <text:p>0.044444</text:p>
          </table:table-cell>
          <table:table-cell office:value-type="float" office:value="0" calcext:value-type="float">
            <text:p>0</text:p>
          </table:table-cell>
          <table:table-cell office:value-type="float" office:value="19.55" calcext:value-type="float">
            <text:p>19.55</text:p>
          </table:table-cell>
          <table:table-cell office:value-type="float" office:value="-0.067677" calcext:value-type="float">
            <text:p>-0.06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ΡΕΘΥΜΝΟΥ</text:p>
          </table:table-cell>
          <table:table-cell table:style-name="ce1" office:value-type="string" calcext:value-type="string">
            <text:p>N. RETHYMNOU</text:p>
          </table:table-cell>
          <table:table-cell office:value-type="float" office:value="24.62624" calcext:value-type="float">
            <text:p>24.62624</text:p>
          </table:table-cell>
          <table:table-cell office:value-type="float" office:value="35.26551" calcext:value-type="float">
            <text:p>35.26551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8.4333" calcext:value-type="float">
            <text:p>8.4333</text:p>
          </table:table-cell>
          <table:table-cell office:value-type="float" office:value="0.11515" calcext:value-type="float">
            <text:p>0.115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.2" calcext:value-type="float">
            <text:p>1.62E+01</text:p>
          </table:table-cell>
          <table:table-cell office:value-type="float" office:value="0.13737" calcext:value-type="float">
            <text:p>0.13737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-1.0828" calcext:value-type="float">
            <text:p>-1.0828</text:p>
          </table:table-cell>
          <table:table-cell office:value-type="float" office:value="1" calcext:value-type="float">
            <text:p>1</text:p>
          </table:table-cell>
          <table:table-cell office:value-type="float" office:value="14.817" calcext:value-type="float">
            <text:p>14.817</text:p>
          </table:table-cell>
          <table:table-cell office:value-type="float" office:value="0.043434" calcext:value-type="float">
            <text:p>0.043434</text:p>
          </table:table-cell>
          <table:table-cell office:value-type="float" office:value="0" calcext:value-type="float">
            <text:p>0</text:p>
          </table:table-cell>
          <table:table-cell office:value-type="float" office:value="16.397" calcext:value-type="float">
            <text:p>16.397</text:p>
          </table:table-cell>
          <table:table-cell office:value-type="float" office:value="-0.21768" calcext:value-type="float">
            <text:p>-0.21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ΜΑΓΝΗΣΙΑΣ</text:p>
          </table:table-cell>
          <table:table-cell table:style-name="ce1" office:value-type="string" calcext:value-type="string">
            <text:p>N. MAGNISIAS</text:p>
          </table:table-cell>
          <table:table-cell office:value-type="float" office:value="22.8801" calcext:value-type="float">
            <text:p>22.8801</text:p>
          </table:table-cell>
          <table:table-cell office:value-type="float" office:value="39.26913" calcext:value-type="float">
            <text:p>39.26913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float" office:value="-0.19394" calcext:value-type="float">
            <text:p>-0.19394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-0.30303" calcext:value-type="float">
            <text:p>-0.30303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-0.53535" calcext:value-type="float">
            <text:p>-0.53535</text:p>
          </table:table-cell>
          <table:table-cell office:value-type="float" office:value="1" calcext:value-type="float">
            <text:p>1</text:p>
          </table:table-cell>
          <table:table-cell office:value-type="float" office:value="10.267" calcext:value-type="float">
            <text:p>10.267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1" calcext:value-type="float">
            <text:p>1</text:p>
          </table:table-cell>
          <table:table-cell office:value-type="float" office:value="12.042" calcext:value-type="float">
            <text:p>12.042</text:p>
          </table:table-cell>
          <table:table-cell office:value-type="float" office:value="-0.095455" calcext:value-type="float">
            <text:p>-0.09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ΑΡΓΟΛΙΔΑΣ</text:p>
          </table:table-cell>
          <table:table-cell table:style-name="ce1" office:value-type="string" calcext:value-type="string">
            <text:p>N. ARGOLIDAS</text:p>
          </table:table-cell>
          <table:table-cell office:value-type="float" office:value="22.86628" calcext:value-type="float">
            <text:p>22.86628</text:p>
          </table:table-cell>
          <table:table-cell office:value-type="float" office:value="37.59815" calcext:value-type="float">
            <text:p>37.59815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34524" calcext:value-type="float">
            <text:p>0.34524</text:p>
          </table:table-cell>
          <table:table-cell office:value-type="float" office:value="0" calcext:value-type="float">
            <text:p>0</text:p>
          </table:table-cell>
          <table:table-cell office:value-type="float" office:value="16.381" calcext:value-type="float">
            <text:p>16.381</text:p>
          </table:table-cell>
          <table:table-cell office:value-type="float" office:value="-0.86905" calcext:value-type="float">
            <text:p>-0.86905</text:p>
          </table:table-cell>
          <table:table-cell office:value-type="float" office:value="1" calcext:value-type="float">
            <text:p>1</text:p>
          </table:table-cell>
          <table:table-cell office:value-type="float" office:value="20.619" calcext:value-type="float">
            <text:p>20.619</text:p>
          </table:table-cell>
          <table:table-cell office:value-type="float" office:value="-0.7619" calcext:value-type="float">
            <text:p>-0.7619</text:p>
          </table:table-cell>
          <table:table-cell office:value-type="float" office:value="0" calcext:value-type="float">
            <text:p>0</text:p>
          </table:table-cell>
          <table:table-cell office:value-type="float" office:value="13.625" calcext:value-type="float">
            <text:p>13.625</text:p>
          </table:table-cell>
          <table:table-cell office:value-type="float" office:value="0.54365" calcext:value-type="float">
            <text:p>0.54365</text:p>
          </table:table-cell>
          <table:table-cell office:value-type="float" office:value="1" calcext:value-type="float">
            <text:p>1</text:p>
          </table:table-cell>
          <table:table-cell office:value-type="float" office:value="15.094" calcext:value-type="float">
            <text:p>15.094</text:p>
          </table:table-cell>
          <table:table-cell office:value-type="float" office:value="0.17956" calcext:value-type="float">
            <text:p>0.1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ΑΒΑΛΑΣ</text:p>
          </table:table-cell>
          <table:table-cell table:style-name="ce1" office:value-type="string" calcext:value-type="string">
            <text:p>N. KAVALAS</text:p>
          </table:table-cell>
          <table:table-cell office:value-type="float" office:value="24.38669" calcext:value-type="float">
            <text:p>24.38669</text:p>
          </table:table-cell>
          <table:table-cell office:value-type="float" office:value="40.95555" calcext:value-type="float">
            <text:p>40.95555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14.619" calcext:value-type="float">
            <text:p>14.619</text:p>
          </table:table-cell>
          <table:table-cell office:value-type="float" office:value="-1.9643" calcext:value-type="float">
            <text:p>-1.9643</text:p>
          </table:table-cell>
          <table:table-cell office:value-type="float" office:value="1" calcext:value-type="float">
            <text:p>1</text:p>
          </table:table-cell>
          <table:table-cell office:value-type="float" office:value="12.389" calcext:value-type="float">
            <text:p>12.389</text:p>
          </table:table-cell>
          <table:table-cell office:value-type="float" office:value="0.77143" calcext:value-type="float">
            <text:p>0.77143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  <table:table-cell office:value-type="float" office:value="1.1048" calcext:value-type="float">
            <text:p>1.1048</text:p>
          </table:table-cell>
          <table:table-cell office:value-type="float" office:value="1" calcext:value-type="float">
            <text:p>1</text:p>
          </table:table-cell>
          <table:table-cell office:value-type="float" office:value="13.19" calcext:value-type="float">
            <text:p>13.19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4.214" calcext:value-type="float">
            <text:p>14.214</text:p>
          </table:table-cell>
          <table:table-cell office:value-type="float" office:value="0.11607" calcext:value-type="float">
            <text:p>0.1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ΗΛΕΙΑΣ</text:p>
          </table:table-cell>
          <table:table-cell table:style-name="ce1" office:value-type="string" calcext:value-type="string">
            <text:p>N. ILIAS</text:p>
          </table:table-cell>
          <table:table-cell office:value-type="float" office:value="21.56563" calcext:value-type="float">
            <text:p>21.56563</text:p>
          </table:table-cell>
          <table:table-cell office:value-type="float" office:value="37.73142" calcext:value-type="float">
            <text:p>37.73142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9.1333" calcext:value-type="float">
            <text:p>9.1333</text:p>
          </table:table-cell>
          <table:table-cell office:value-type="float" office:value="-0.032323" calcext:value-type="float">
            <text:p>-0.032323</text:p>
          </table:table-cell>
          <table:table-cell office:value-type="float" office:value="0" calcext:value-type="float">
            <text:p>0</text:p>
          </table:table-cell>
          <table:table-cell office:value-type="float" office:value="15.533" calcext:value-type="float">
            <text:p>15.533</text:p>
          </table:table-cell>
          <table:table-cell office:value-type="float" office:value="0.056566" calcext:value-type="float">
            <text:p>0.056566</text:p>
          </table:table-cell>
          <table:table-cell office:value-type="float" office:value="0" calcext:value-type="float">
            <text:p>0</text:p>
          </table:table-cell>
          <table:table-cell office:value-type="float" office:value="24.967" calcext:value-type="float">
            <text:p>24.967</text:p>
          </table:table-cell>
          <table:table-cell office:value-type="float" office:value="-0.48687" calcext:value-type="float">
            <text:p>-0.48687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1" calcext:value-type="float">
            <text:p>1</text:p>
          </table:table-cell>
          <table:table-cell office:value-type="float" office:value="15.708" calcext:value-type="float">
            <text:p>15.708</text:p>
          </table:table-cell>
          <table:table-cell office:value-type="float" office:value="-0.090404" calcext:value-type="float">
            <text:p>-0.09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ΑΡΔΙΤΣΑΣ</text:p>
          </table:table-cell>
          <table:table-cell table:style-name="ce1" office:value-type="string" calcext:value-type="string">
            <text:p>N. KARDITSAS</text:p>
          </table:table-cell>
          <table:table-cell office:value-type="float" office:value="21.88021" calcext:value-type="float">
            <text:p>21.88021</text:p>
          </table:table-cell>
          <table:table-cell office:value-type="float" office:value="39.31347" calcext:value-type="float">
            <text:p>39.31347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1.278" calcext:value-type="float">
            <text:p>11.27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.806" calcext:value-type="float">
            <text:p>15.806</text:p>
          </table:table-cell>
          <table:table-cell office:value-type="float" office:value="-1.4524" calcext:value-type="float">
            <text:p>-1.4524</text:p>
          </table:table-cell>
          <table:table-cell office:value-type="float" office:value="0" calcext:value-type="float">
            <text:p>0</text:p>
          </table:table-cell>
          <table:table-cell office:value-type="float" office:value="16.444" calcext:value-type="float">
            <text:p>16.444</text:p>
          </table:table-cell>
          <table:table-cell office:value-type="float" office:value="-1.2571" calcext:value-type="float">
            <text:p>-1.2571</text:p>
          </table:table-cell>
          <table:table-cell office:value-type="float" office:value="1" calcext:value-type="float">
            <text:p>1</text:p>
          </table:table-cell>
          <table:table-cell office:value-type="float" office:value="11.611" calcext:value-type="float">
            <text:p>11.611</text:p>
          </table:table-cell>
          <table:table-cell office:value-type="float" office:value="0.79048" calcext:value-type="float">
            <text:p>0.79048</text:p>
          </table:table-cell>
          <table:table-cell office:value-type="float" office:value="0" calcext:value-type="float">
            <text:p>0</text:p>
          </table:table-cell>
          <table:table-cell office:value-type="float" office:value="13.622" calcext:value-type="float">
            <text:p>13.622</text:p>
          </table:table-cell>
          <table:table-cell office:value-type="float" office:value="-0.66082" calcext:value-type="float">
            <text:p>-0.66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ΑΡΤΑΣ</text:p>
          </table:table-cell>
          <table:table-cell table:style-name="ce1" office:value-type="string" calcext:value-type="string">
            <text:p>N. ARTAS</text:p>
          </table:table-cell>
          <table:table-cell office:value-type="float" office:value="21.11599" calcext:value-type="float">
            <text:p>21.11599</text:p>
          </table:table-cell>
          <table:table-cell office:value-type="float" office:value="39.25548" calcext:value-type="float">
            <text:p>39.25548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9.8333" calcext:value-type="float">
            <text:p>9.8333</text:p>
          </table:table-cell>
          <table:table-cell office:value-type="float" office:value="0.28081" calcext:value-type="float">
            <text:p>0.28081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0.33535" calcext:value-type="float">
            <text:p>0.33535</text:p>
          </table:table-cell>
          <table:table-cell office:value-type="float" office:value="1" calcext:value-type="float">
            <text:p>1</text:p>
          </table:table-cell>
          <table:table-cell office:value-type="float" office:value="20.733" calcext:value-type="float">
            <text:p>20.733</text:p>
          </table:table-cell>
          <table:table-cell office:value-type="float" office:value="-0.91313" calcext:value-type="float">
            <text:p>-0.91313</text:p>
          </table:table-cell>
          <table:table-cell office:value-type="float" office:value="0" calcext:value-type="float">
            <text:p>0</text:p>
          </table:table-cell>
          <table:table-cell office:value-type="float" office:value="12.133" calcext:value-type="float">
            <text:p>12.133</text:p>
          </table:table-cell>
          <table:table-cell office:value-type="float" office:value="0.088889" calcext:value-type="float">
            <text:p>0.088889</text:p>
          </table:table-cell>
          <table:table-cell office:value-type="float" office:value="1" calcext:value-type="float">
            <text:p>1</text:p>
          </table:table-cell>
          <table:table-cell office:value-type="float" office:value="13.575" calcext:value-type="float">
            <text:p>13.575</text:p>
          </table:table-cell>
          <table:table-cell office:value-type="float" office:value="-0.05202" calcext:value-type="float">
            <text:p>-0.05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ΘΕΣΣΑΛΟΝΙΚΗΣ</text:p>
          </table:table-cell>
          <table:table-cell table:style-name="ce1" office:value-type="string" calcext:value-type="string">
            <text:p>N. THESSALONIKIS</text:p>
          </table:table-cell>
          <table:table-cell office:value-type="float" office:value="23.11658" calcext:value-type="float">
            <text:p>23.11658</text:p>
          </table:table-cell>
          <table:table-cell office:value-type="float" office:value="40.68975" calcext:value-type="float">
            <text:p>40.68975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3.067" calcext:value-type="float">
            <text:p>13.067</text:p>
          </table:table-cell>
          <table:table-cell office:value-type="float" office:value="0.24646" calcext:value-type="float">
            <text:p>0.24646</text:p>
          </table:table-cell>
          <table:table-cell office:value-type="float" office:value="1" calcext:value-type="float">
            <text:p>1</text:p>
          </table:table-cell>
          <table:table-cell office:value-type="float" office:value="12.533" calcext:value-type="float">
            <text:p>12.533</text:p>
          </table:table-cell>
          <table:table-cell office:value-type="float" office:value="0.34747" calcext:value-type="float">
            <text:p>0.34747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-0.79394" calcext:value-type="float">
            <text:p>-0.79394</text:p>
          </table:table-cell>
          <table:table-cell office:value-type="float" office:value="0" calcext:value-type="float">
            <text:p>0</text:p>
          </table:table-cell>
          <table:table-cell office:value-type="float" office:value="15.433" calcext:value-type="float">
            <text:p>15.433</text:p>
          </table:table-cell>
          <table:table-cell office:value-type="float" office:value="0.59192" calcext:value-type="float">
            <text:p>0.59192</text:p>
          </table:table-cell>
          <table:table-cell office:value-type="float" office:value="1" calcext:value-type="float">
            <text:p>1</text:p>
          </table:table-cell>
          <table:table-cell office:value-type="float" office:value="14.347" calcext:value-type="float">
            <text:p>14.347</text:p>
          </table:table-cell>
          <table:table-cell office:value-type="float" office:value="0.1002" calcext:value-type="float">
            <text:p>0.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ΞΑΝΘΗΣ</text:p>
          </table:table-cell>
          <table:table-cell table:style-name="ce1" office:value-type="string" calcext:value-type="string">
            <text:p>N. XANTHIS</text:p>
          </table:table-cell>
          <table:table-cell office:value-type="float" office:value="24.88664" calcext:value-type="float">
            <text:p>24.88664</text:p>
          </table:table-cell>
          <table:table-cell office:value-type="float" office:value="41.17135" calcext:value-type="float">
            <text:p>41.17135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12.733" calcext:value-type="float">
            <text:p>12.733</text:p>
          </table:table-cell>
          <table:table-cell office:value-type="float" office:value="-0.036364" calcext:value-type="float">
            <text:p>-0.036364</text:p>
          </table:table-cell>
          <table:table-cell office:value-type="float" office:value="0" calcext:value-type="float">
            <text:p>0</text:p>
          </table:table-cell>
          <table:table-cell office:value-type="float" office:value="11.967" calcext:value-type="float">
            <text:p>11.967</text:p>
          </table:table-cell>
          <table:table-cell office:value-type="float" office:value="0.20808" calcext:value-type="float">
            <text:p>0.20808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-0.21212" calcext:value-type="float">
            <text:p>-0.21212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0.17576" calcext:value-type="float">
            <text:p>0.17576</text:p>
          </table:table-cell>
          <table:table-cell office:value-type="float" office:value="1" calcext:value-type="float">
            <text:p>1</text:p>
          </table:table-cell>
          <table:table-cell office:value-type="float" office:value="13.875" calcext:value-type="float">
            <text:p>13.875</text:p>
          </table:table-cell>
          <table:table-cell office:value-type="float" office:value="0.033838" calcext:value-type="float">
            <text:p>0.03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ΔΩΔΕΚΑΝΗΣΩΝ</text:p>
          </table:table-cell>
          <table:table-cell table:style-name="ce1" office:value-type="string" calcext:value-type="string">
            <text:p>N. DODEKANISON</text:p>
          </table:table-cell>
          <table:table-cell office:value-type="float" office:value="27.95272" calcext:value-type="float">
            <text:p>27.95272</text:p>
          </table:table-cell>
          <table:table-cell office:value-type="float" office:value="36.18501" calcext:value-type="float">
            <text:p>36.18501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9.4762" calcext:value-type="float">
            <text:p>9.4762</text:p>
          </table:table-cell>
          <table:table-cell office:value-type="float" office:value="-0.40476" calcext:value-type="float">
            <text:p>-0.40476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6.444" calcext:value-type="float">
            <text:p>16.444</text:p>
          </table:table-cell>
          <table:table-cell office:value-type="float" office:value="1.2762" calcext:value-type="float">
            <text:p>1.2762</text:p>
          </table:table-cell>
          <table:table-cell office:value-type="float" office:value="1" calcext:value-type="float">
            <text:p>1</text:p>
          </table:table-cell>
          <table:table-cell office:value-type="float" office:value="27.429" calcext:value-type="float">
            <text:p>27.429</text:p>
          </table:table-cell>
          <table:table-cell office:value-type="float" office:value="-0.071429" calcext:value-type="float">
            <text:p>-0.071429</text:p>
          </table:table-cell>
          <table:table-cell office:value-type="float" office:value="0" calcext:value-type="float">
            <text:p>0</text:p>
          </table:table-cell>
          <table:table-cell office:value-type="float" office:value="19.333" calcext:value-type="float">
            <text:p>19.33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8.641" calcext:value-type="float">
            <text:p>18.641</text:p>
          </table:table-cell>
          <table:table-cell office:value-type="float" office:value="-0.21003" calcext:value-type="float">
            <text:p>-0.2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ΙΛΚΙΣ</text:p>
          </table:table-cell>
          <table:table-cell table:style-name="ce1" office:value-type="string" calcext:value-type="string">
            <text:p>N. KILKIS</text:p>
          </table:table-cell>
          <table:table-cell office:value-type="float" office:value="22.75918" calcext:value-type="float">
            <text:p>22.75918</text:p>
          </table:table-cell>
          <table:table-cell office:value-type="float" office:value="41.02656" calcext:value-type="float">
            <text:p>41.02656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12.517" calcext:value-type="float">
            <text:p>12.517</text:p>
          </table:table-cell>
          <table:table-cell office:value-type="float" office:value="0.13434" calcext:value-type="float">
            <text:p>0.13434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-0.24848" calcext:value-type="float">
            <text:p>-0.24848</text:p>
          </table:table-cell>
          <table:table-cell office:value-type="float" office:value="0" calcext:value-type="float">
            <text:p>0</text:p>
          </table:table-cell>
          <table:table-cell office:value-type="float" office:value="15.733" calcext:value-type="float">
            <text:p>15.733</text:p>
          </table:table-cell>
          <table:table-cell office:value-type="float" office:value="-0.58182" calcext:value-type="float">
            <text:p>-0.58182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0.61616" calcext:value-type="float">
            <text:p>0.61616</text:p>
          </table:table-cell>
          <table:table-cell office:value-type="float" office:value="1" calcext:value-type="float">
            <text:p>1</text:p>
          </table:table-cell>
          <table:table-cell office:value-type="float" office:value="13.635" calcext:value-type="float">
            <text:p>13.635</text:p>
          </table:table-cell>
          <table:table-cell office:value-type="float" office:value="-0.04123" calcext:value-type="float">
            <text:p>-0.04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ΜΕΣΣΗΝΙΑΣ</text:p>
          </table:table-cell>
          <table:table-cell table:style-name="ce1" office:value-type="string" calcext:value-type="string">
            <text:p>N. MESSINIAS</text:p>
          </table:table-cell>
          <table:table-cell office:value-type="float" office:value="21.93153" calcext:value-type="float">
            <text:p>21.93153</text:p>
          </table:table-cell>
          <table:table-cell office:value-type="float" office:value="37.08712" calcext:value-type="float">
            <text:p>37.08712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9.8095" calcext:value-type="float">
            <text:p>9.8095</text:p>
          </table:table-cell>
          <table:table-cell office:value-type="float" office:value="-0.7381" calcext:value-type="float">
            <text:p>-0.7381</text:p>
          </table:table-cell>
          <table:table-cell office:value-type="float" office:value="0" calcext:value-type="float">
            <text:p>0</text:p>
          </table:table-cell>
          <table:table-cell office:value-type="float" office:value="13.119" calcext:value-type="float">
            <text:p>13.119</text:p>
          </table:table-cell>
          <table:table-cell table:style-name="ce2" office:value-type="float" office:value="-0.029762" calcext:value-type="float">
            <text:p>-2.98E-02</text:p>
          </table:table-cell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21.19" calcext:value-type="float">
            <text:p>2.12E+01</text:p>
          </table:table-cell>
          <table:table-cell office:value-type="float" office:value="-0.17857" calcext:value-type="float">
            <text:p>-0.17857</text:p>
          </table:table-cell>
          <table:table-cell office:value-type="float" office:value="0" calcext:value-type="float">
            <text:p>0</text:p>
          </table:table-cell>
          <table:table-cell office:value-type="float" office:value="14.476" calcext:value-type="float">
            <text:p>14.476</text:p>
          </table:table-cell>
          <table:table-cell office:value-type="float" office:value="0.39286" calcext:value-type="float">
            <text:p>0.39286</text:p>
          </table:table-cell>
          <table:table-cell office:value-type="float" office:value="1" calcext:value-type="float">
            <text:p>1</text:p>
          </table:table-cell>
          <table:table-cell office:value-type="float" office:value="14.564" calcext:value-type="float">
            <text:p>14.564</text:p>
          </table:table-cell>
          <table:table-cell office:value-type="float" office:value="-0.15952" calcext:value-type="float">
            <text:p>-0.1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ΘΕΣΠΡΩΤΙΑΣ</text:p>
          </table:table-cell>
          <table:table-cell table:style-name="ce1" office:value-type="string" calcext:value-type="string">
            <text:p>N. THESPROTIAS</text:p>
          </table:table-cell>
          <table:table-cell office:value-type="float" office:value="20.40647" calcext:value-type="float">
            <text:p>20.40647</text:p>
          </table:table-cell>
          <table:table-cell office:value-type="float" office:value="39.52384" calcext:value-type="float">
            <text:p>39.52384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9.0667" calcext:value-type="float">
            <text:p>9.0667</text:p>
          </table:table-cell>
          <table:table-cell office:value-type="float" office:value="0.19394" calcext:value-type="float">
            <text:p>0.19394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0.28687" calcext:value-type="float">
            <text:p>0.28687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table:style-name="ce2" office:value-type="float" office:value="-0.6202" calcext:value-type="float">
            <text:p>-6.20E-01</text:p>
          </table:table-cell>
          <table:table-cell office:value-type="float" office:value="0" calcext:value-type="float">
            <text:p>0</text:p>
          </table:table-cell>
          <table:table-cell office:value-type="float" office:value="11.483" calcext:value-type="float">
            <text:p>11.483</text:p>
          </table:table-cell>
          <table:table-cell office:value-type="float" office:value="0.72424" calcext:value-type="float">
            <text:p>0.72424</text:p>
          </table:table-cell>
          <table:table-cell office:value-type="float" office:value="1" calcext:value-type="float">
            <text:p>1</text:p>
          </table:table-cell>
          <table:table-cell office:value-type="float" office:value="13.405" calcext:value-type="float">
            <text:p>13.405</text:p>
          </table:table-cell>
          <table:table-cell office:value-type="float" office:value="0.13843" calcext:value-type="float">
            <text:p>0.13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Ν. ΤΡΙΚΑΛΩΝ</text:p>
          </table:table-cell>
          <table:table-cell table:style-name="ce1" office:value-type="string" calcext:value-type="string">
            <text:p>N. TRIKALON</text:p>
          </table:table-cell>
          <table:table-cell office:value-type="float" office:value="21.59987" calcext:value-type="float">
            <text:p>21.59987</text:p>
          </table:table-cell>
          <table:table-cell office:value-type="float" office:value="39.64204" calcext:value-type="float">
            <text:p>39.64204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10.367" calcext:value-type="float">
            <text:p>10.367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0" calcext:value-type="float">
            <text:p>0</text:p>
          </table:table-cell>
          <table:table-cell office:value-type="float" office:value="12.167" calcext:value-type="float">
            <text:p>12.167</text:p>
          </table:table-cell>
          <table:table-cell office:value-type="float" office:value="0.19192" calcext:value-type="float">
            <text:p>0.19192</text:p>
          </table:table-cell>
          <table:table-cell office:value-type="float" office:value="1" calcext:value-type="float">
            <text:p>1</text:p>
          </table:table-cell>
          <table:table-cell office:value-type="float" office:value="18.267" calcext:value-type="float">
            <text:p>18.267</text:p>
          </table:table-cell>
          <table:table-cell office:value-type="float" office:value="-0.68687" calcext:value-type="float">
            <text:p>-0.68687</text:p>
          </table:table-cell>
          <table:table-cell office:value-type="float" office:value="0" calcext:value-type="float">
            <text:p>0</text:p>
          </table:table-cell>
          <table:table-cell office:value-type="float" office:value="12.633" calcext:value-type="float">
            <text:p>12.633</text:p>
          </table:table-cell>
          <table:table-cell office:value-type="float" office:value="0.58384" calcext:value-type="float">
            <text:p>0.58384</text:p>
          </table:table-cell>
          <table:table-cell office:value-type="float" office:value="1" calcext:value-type="float">
            <text:p>1</text:p>
          </table:table-cell>
          <table:table-cell office:value-type="float" office:value="13.358" calcext:value-type="float">
            <text:p>13.358</text:p>
          </table:table-cell>
          <table:table-cell office:value-type="float" office:value="0.055051" calcext:value-type="float">
            <text:p>0.055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Ν. ΚΕΡΚΥΡΑΣ</text:p>
          </table:table-cell>
          <table:table-cell table:style-name="ce1" office:value-type="string" calcext:value-type="string">
            <text:p>N. KERKYRAS</text:p>
          </table:table-cell>
          <table:table-cell office:value-type="float" office:value="19.84749" calcext:value-type="float">
            <text:p>19.84749</text:p>
          </table:table-cell>
          <table:table-cell office:value-type="float" office:value="39.63419" calcext:value-type="float">
            <text:p>39.63419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9.2" calcext:value-type="float">
            <text:p>9.2</text:p>
          </table:table-cell>
          <table:table-cell office:value-type="float" office:value="0.14949" calcext:value-type="float">
            <text:p>0.14949</text:p>
          </table:table-cell>
          <table:table-cell office:value-type="float" office:value="1" calcext:value-type="float">
            <text:p>1</text:p>
          </table:table-cell>
          <table:table-cell office:value-type="float" office:value="13.133" calcext:value-type="float">
            <text:p>13.133</text:p>
          </table:table-cell>
          <table:table-cell office:value-type="float" office:value="0.24646" calcext:value-type="float">
            <text:p>0.24646</text:p>
          </table:table-cell>
          <table:table-cell office:value-type="float" office:value="1" calcext:value-type="float">
            <text:p>1</text:p>
          </table:table-cell>
          <table:table-cell office:value-type="float" office:value="22.683" calcext:value-type="float">
            <text:p>22.683</text:p>
          </table:table-cell>
          <table:table-cell office:value-type="float" office:value="-0.44545" calcext:value-type="float">
            <text:p>-0.44545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.29697" calcext:value-type="float">
            <text:p>0.29697</text:p>
          </table:table-cell>
          <table:table-cell office:value-type="float" office:value="1" calcext:value-type="float">
            <text:p>1</text:p>
          </table:table-cell>
          <table:table-cell office:value-type="float" office:value="13.786" calcext:value-type="float">
            <text:p>13.786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string" calcext:value-type="string">
            <text:p>N. ATTIKIS</text:p>
          </table:table-cell>
          <table:table-cell office:value-type="float" office:value="23.69946" calcext:value-type="float">
            <text:p>23.69946</text:p>
          </table:table-cell>
          <table:table-cell office:value-type="float" office:value="38.05081" calcext:value-type="float">
            <text:p>38.0508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.567" calcext:value-type="float">
            <text:p>10.567</text:p>
          </table:table-cell>
          <table:table-cell office:value-type="float" office:value="-0.25253" calcext:value-type="float">
            <text:p>-0.25253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0.41818" calcext:value-type="float">
            <text:p>0.41818</text:p>
          </table:table-cell>
          <table:table-cell office:value-type="float" office:value="1" calcext:value-type="float">
            <text:p>1</text:p>
          </table:table-cell>
          <table:table-cell office:value-type="float" office:value="23.567" calcext:value-type="float">
            <text:p>23.567</text:p>
          </table:table-cell>
          <table:table-cell office:value-type="float" office:value="-0.82626" calcext:value-type="float">
            <text:p>-0.82626</text:p>
          </table:table-cell>
          <table:table-cell office:value-type="float" office:value="0" calcext:value-type="float">
            <text:p>0</text:p>
          </table:table-cell>
          <table:table-cell office:value-type="float" office:value="16.467" calcext:value-type="float">
            <text:p>16.467</text:p>
          </table:table-cell>
          <table:table-cell office:value-type="float" office:value="0.16162" calcext:value-type="float">
            <text:p>0.16162</text:p>
          </table:table-cell>
          <table:table-cell office:value-type="float" office:value="0" calcext:value-type="float">
            <text:p>0</text:p>
          </table:table-cell>
          <table:table-cell office:value-type="float" office:value="16.925" calcext:value-type="float">
            <text:p>16.925</text:p>
          </table:table-cell>
          <table:table-cell office:value-type="float" office:value="-0.12475" calcext:value-type="float">
            <text:p>-0.124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fectures" style:display-name="PageStyle_prefec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8T10:28:12.003000000</meta:creation-date>
    <dc:date>2021-03-18T19:50:26.118000000</dc:date>
    <meta:editing-duration>PT29M16S</meta:editing-duration>
    <meta:editing-cycles>1</meta:editing-cycles>
    <meta:document-statistic meta:table-count="1" meta:cell-count="980" meta:object-count="0"/>
    <meta:generator>LibreOffice/6.3.3.2$Windows_x86 LibreOffice_project/a64200df03143b798afd1ec74a12ab50359878ed</meta:generator>
  </office:meta>
</office:document-meta>
</file>